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/>
    <style:font-face style:name="游ゴシック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3" style:family="graphic" style:parent-style-name="standard">
      <style:graphic-properties draw:stroke="dash" draw:stroke-dash="stroke-dash16" svg:stroke-width="0.002cm" svg:stroke-color="#000000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solid" svg:stroke-width="0.035cm" svg:stroke-color="#9400d4" draw:stroke-linejoin="miter" svg:stroke-linecap="butt" draw:fill="none" fo:padding-top="0.017cm" fo:padding-bottom="0.017cm" fo:padding-left="0.017cm" fo:padding-right="0.017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Nimbus Sans L" fo:font-size="7pt" style:font-size-asian="7pt" style:font-name-complex="Nimbus Sans L" style:font-size-complex="7pt"/>
    </style:style>
    <style:style style:name="T2" style:family="text">
      <style:text-properties fo:color="#000000" style:font-name="游ゴシック" fo:font-size="7pt" style:font-name-asian="游ゴシック" style:font-size-asian="7pt" style:font-name-complex="Nimbus Sans L" style:font-size-complex="7pt"/>
    </style:style>
    <style:style style:name="T3" style:family="text">
      <style:text-properties fo:color="#000000" style:font-name="游ゴシック" fo:font-size="7pt" style:font-size-asian="7pt" style:font-name-complex="Nimbus Sans L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1.042cm" svg:height="0cm" svg:x="1.21cm" svg:y="8.099cm" svg:viewBox="0 0 11043 0" svg:d="M0 0h111M11043 0h-111">
          <text:p/>
        </draw:path>
        <draw:path draw:style-name="gr1" draw:text-style-name="P1" draw:layer="layout" svg:width="11.042cm" svg:height="0cm" svg:x="1.21cm" svg:y="6.985cm" svg:viewBox="0 0 11043 0" svg:d="M0 0h111M11043 0h-111">
          <text:p/>
        </draw:path>
        <draw:frame draw:style-name="gr2" draw:text-style-name="P3" draw:layer="layout" svg:width="0.485cm" svg:height="0.272cm" svg:x="0.574cm" svg:y="7.959cm">
          <draw:text-box>
            <text:p text:style-name="P2"><text:span text:style-name="T1">−</text:span><text:span text:style-name="T1">1.5</text:span></text:p>
          </draw:text-box>
        </draw:frame>
        <draw:path draw:style-name="gr1" draw:text-style-name="P1" draw:layer="layout" svg:width="11.042cm" svg:height="0cm" svg:x="1.21cm" svg:y="5.87cm" svg:viewBox="0 0 11043 0" svg:d="M0 0h111M11043 0h-111">
          <text:p/>
        </draw:path>
        <draw:frame draw:style-name="gr2" draw:text-style-name="P3" draw:layer="layout" svg:width="0.281cm" svg:height="0.272cm" svg:x="0.78cm" svg:y="6.844cm">
          <draw:text-box>
            <text:p text:style-name="P2"><text:span text:style-name="T1">−</text:span><text:span text:style-name="T1">1</text:span></text:p>
          </draw:text-box>
        </draw:frame>
        <draw:path draw:style-name="gr1" draw:text-style-name="P1" draw:layer="layout" svg:width="11.042cm" svg:height="0cm" svg:x="1.21cm" svg:y="4.755cm" svg:viewBox="0 0 11043 0" svg:d="M0 0h111M11043 0h-111">
          <text:p/>
        </draw:path>
        <draw:frame draw:style-name="gr2" draw:text-style-name="P3" draw:layer="layout" svg:width="0.485cm" svg:height="0.272cm" svg:x="0.574cm" svg:y="5.729cm">
          <draw:text-box>
            <text:p text:style-name="P2"><text:span text:style-name="T1">−</text:span><text:span text:style-name="T1">0.5</text:span></text:p>
          </draw:text-box>
        </draw:frame>
        <draw:path draw:style-name="gr1" draw:text-style-name="P1" draw:layer="layout" svg:width="11.042cm" svg:height="0cm" svg:x="1.21cm" svg:y="3.642cm" svg:viewBox="0 0 11043 0" svg:d="M0 0h111M11043 0h-111">
          <text:p/>
        </draw:path>
        <draw:frame draw:style-name="gr2" draw:text-style-name="P3" draw:layer="layout" svg:width="0.246cm" svg:height="0.272cm" svg:x="0.925cm" svg:y="4.614cm">
          <draw:text-box>
            <text:p text:style-name="P2"><text:span text:style-name="T1">0</text:span></text:p>
          </draw:text-box>
        </draw:frame>
        <draw:path draw:style-name="gr1" draw:text-style-name="P1" draw:layer="layout" svg:width="11.042cm" svg:height="0cm" svg:x="1.21cm" svg:y="2.527cm" svg:viewBox="0 0 11043 0" svg:d="M0 0h111M11043 0h-111">
          <text:p/>
        </draw:path>
        <draw:frame draw:style-name="gr2" draw:text-style-name="P3" draw:layer="layout" svg:width="0.341cm" svg:height="0.272cm" svg:x="0.719cm" svg:y="3.501cm">
          <draw:text-box>
            <text:p text:style-name="P2"><text:span text:style-name="T1">0.5</text:span></text:p>
          </draw:text-box>
        </draw:frame>
        <draw:path draw:style-name="gr1" draw:text-style-name="P1" draw:layer="layout" svg:width="11.042cm" svg:height="0cm" svg:x="1.21cm" svg:y="1.412cm" svg:viewBox="0 0 11043 0" svg:d="M0 0h111M11043 0h-111">
          <text:p/>
        </draw:path>
        <draw:frame draw:style-name="gr2" draw:text-style-name="P3" draw:layer="layout" svg:width="0.246cm" svg:height="0.272cm" svg:x="0.925cm" svg:y="2.387cm">
          <draw:text-box>
            <text:p text:style-name="P2"><text:span text:style-name="T1">1</text:span></text:p>
          </draw:text-box>
        </draw:frame>
        <draw:path draw:style-name="gr1" draw:text-style-name="P1" draw:layer="layout" svg:width="11.042cm" svg:height="0cm" svg:x="1.21cm" svg:y="0.298cm" svg:viewBox="0 0 11043 0" svg:d="M0 0h111M11043 0h-111">
          <text:p/>
        </draw:path>
        <draw:frame draw:style-name="gr2" draw:text-style-name="P3" draw:layer="layout" svg:width="0.341cm" svg:height="0.272cm" svg:x="0.719cm" svg:y="1.272cm">
          <draw:text-box>
            <text:p text:style-name="P2"><text:span text:style-name="T1">1.5</text:span></text:p>
          </draw:text-box>
        </draw:frame>
        <draw:line draw:style-name="gr3" draw:text-style-name="P1" draw:layer="layout" svg:x1="1.21cm" svg:y1="8.099cm" svg:x2="1.21cm" svg:y2="0.298cm">
          <text:p/>
        </draw:line>
        <draw:path draw:style-name="gr1" draw:text-style-name="P1" draw:layer="layout" svg:width="0cm" svg:height="7.8cm" svg:x="1.21cm" svg:y="0.298cm" svg:viewBox="0 0 0 7801" svg:d="M0 7801v-111M0 0v111">
          <text:p/>
        </draw:path>
        <draw:frame draw:style-name="gr2" draw:text-style-name="P3" draw:layer="layout" svg:width="0.246cm" svg:height="0.272cm" svg:x="0.925cm" svg:y="0.157cm">
          <draw:text-box>
            <text:p text:style-name="P2"><text:span text:style-name="T1">2</text:span></text:p>
          </draw:text-box>
        </draw:frame>
        <draw:line draw:style-name="gr3" draw:text-style-name="P1" draw:layer="layout" svg:x1="2.317cm" svg:y1="8.099cm" svg:x2="2.317cm" svg:y2="0.298cm">
          <text:p/>
        </draw:line>
        <draw:path draw:style-name="gr1" draw:text-style-name="P1" draw:layer="layout" svg:width="0cm" svg:height="7.8cm" svg:x="2.317cm" svg:y="0.298cm" svg:viewBox="0 0 0 7801" svg:d="M0 7801v-54M0 0v54">
          <text:p/>
        </draw:path>
        <draw:line draw:style-name="gr3" draw:text-style-name="P1" draw:layer="layout" svg:x1="2.966cm" svg:y1="8.099cm" svg:x2="2.966cm" svg:y2="0.298cm">
          <text:p/>
        </draw:line>
        <draw:path draw:style-name="gr1" draw:text-style-name="P1" draw:layer="layout" svg:width="0cm" svg:height="7.8cm" svg:x="2.966cm" svg:y="0.298cm" svg:viewBox="0 0 0 7801" svg:d="M0 7801v-54M0 0v54">
          <text:p/>
        </draw:path>
        <draw:line draw:style-name="gr3" draw:text-style-name="P1" draw:layer="layout" svg:x1="3.425cm" svg:y1="8.099cm" svg:x2="3.425cm" svg:y2="0.298cm">
          <text:p/>
        </draw:line>
        <draw:path draw:style-name="gr1" draw:text-style-name="P1" draw:layer="layout" svg:width="0cm" svg:height="7.8cm" svg:x="3.425cm" svg:y="0.298cm" svg:viewBox="0 0 0 7801" svg:d="M0 7801v-54M0 0v54">
          <text:p/>
        </draw:path>
        <draw:line draw:style-name="gr3" draw:text-style-name="P1" draw:layer="layout" svg:x1="3.783cm" svg:y1="8.099cm" svg:x2="3.783cm" svg:y2="0.298cm">
          <text:p/>
        </draw:line>
        <draw:path draw:style-name="gr1" draw:text-style-name="P1" draw:layer="layout" svg:width="0cm" svg:height="7.8cm" svg:x="3.783cm" svg:y="0.298cm" svg:viewBox="0 0 0 7801" svg:d="M0 7801v-54M0 0v54">
          <text:p/>
        </draw:path>
        <draw:line draw:style-name="gr3" draw:text-style-name="P1" draw:layer="layout" svg:x1="4.074cm" svg:y1="8.099cm" svg:x2="4.074cm" svg:y2="0.298cm">
          <text:p/>
        </draw:line>
        <draw:path draw:style-name="gr1" draw:text-style-name="P1" draw:layer="layout" svg:width="0cm" svg:height="7.8cm" svg:x="4.074cm" svg:y="0.298cm" svg:viewBox="0 0 0 7801" svg:d="M0 7801v-54M0 0v54">
          <text:p/>
        </draw:path>
        <draw:line draw:style-name="gr3" draw:text-style-name="P1" draw:layer="layout" svg:x1="4.321cm" svg:y1="8.099cm" svg:x2="4.321cm" svg:y2="0.298cm">
          <text:p/>
        </draw:line>
        <draw:path draw:style-name="gr1" draw:text-style-name="P1" draw:layer="layout" svg:width="0cm" svg:height="7.8cm" svg:x="4.321cm" svg:y="0.298cm" svg:viewBox="0 0 0 7801" svg:d="M0 7801v-54M0 0v54">
          <text:p/>
        </draw:path>
        <draw:line draw:style-name="gr3" draw:text-style-name="P1" draw:layer="layout" svg:x1="4.534cm" svg:y1="8.099cm" svg:x2="4.534cm" svg:y2="0.298cm">
          <text:p/>
        </draw:line>
        <draw:path draw:style-name="gr1" draw:text-style-name="P1" draw:layer="layout" svg:width="0cm" svg:height="7.8cm" svg:x="4.534cm" svg:y="0.298cm" svg:viewBox="0 0 0 7801" svg:d="M0 7801v-54M0 0v54">
          <text:p/>
        </draw:path>
        <draw:line draw:style-name="gr3" draw:text-style-name="P1" draw:layer="layout" svg:x1="4.723cm" svg:y1="8.099cm" svg:x2="4.723cm" svg:y2="0.298cm">
          <text:p/>
        </draw:line>
        <draw:path draw:style-name="gr1" draw:text-style-name="P1" draw:layer="layout" svg:width="0cm" svg:height="7.8cm" svg:x="4.723cm" svg:y="0.298cm" svg:viewBox="0 0 0 7801" svg:d="M0 7801v-54M0 0v54">
          <text:p/>
        </draw:path>
        <draw:line draw:style-name="gr3" draw:text-style-name="P1" draw:layer="layout" svg:x1="4.891cm" svg:y1="8.099cm" svg:x2="4.891cm" svg:y2="0.298cm">
          <text:p/>
        </draw:line>
        <draw:path draw:style-name="gr1" draw:text-style-name="P1" draw:layer="layout" svg:width="0cm" svg:height="7.8cm" svg:x="4.891cm" svg:y="0.298cm" svg:viewBox="0 0 0 7801" svg:d="M0 7801v-111M0 0v111">
          <text:p/>
        </draw:path>
        <draw:frame draw:style-name="gr2" draw:text-style-name="P3" draw:layer="layout" svg:width="0.408cm" svg:height="0.272cm" svg:x="1.038cm" svg:y="8.206cm">
          <draw:text-box>
            <text:p text:style-name="P2"><text:span text:style-name="T1">100</text:span></text:p>
          </draw:text-box>
        </draw:frame>
        <draw:line draw:style-name="gr3" draw:text-style-name="P1" draw:layer="layout" svg:x1="5.999cm" svg:y1="8.099cm" svg:x2="5.999cm" svg:y2="0.298cm">
          <text:p/>
        </draw:line>
        <draw:path draw:style-name="gr1" draw:text-style-name="P1" draw:layer="layout" svg:width="0cm" svg:height="7.8cm" svg:x="5.999cm" svg:y="0.298cm" svg:viewBox="0 0 0 7801" svg:d="M0 7801v-54M0 0v54">
          <text:p/>
        </draw:path>
        <draw:line draw:style-name="gr3" draw:text-style-name="P1" draw:layer="layout" svg:x1="6.648cm" svg:y1="8.099cm" svg:x2="6.648cm" svg:y2="0.298cm">
          <text:p/>
        </draw:line>
        <draw:path draw:style-name="gr1" draw:text-style-name="P1" draw:layer="layout" svg:width="0cm" svg:height="7.8cm" svg:x="6.648cm" svg:y="0.298cm" svg:viewBox="0 0 0 7801" svg:d="M0 7801v-54M0 0v54">
          <text:p/>
        </draw:path>
        <draw:line draw:style-name="gr3" draw:text-style-name="P1" draw:layer="layout" svg:x1="7.106cm" svg:y1="8.099cm" svg:x2="7.106cm" svg:y2="0.298cm">
          <text:p/>
        </draw:line>
        <draw:path draw:style-name="gr1" draw:text-style-name="P1" draw:layer="layout" svg:width="0cm" svg:height="7.8cm" svg:x="7.106cm" svg:y="0.298cm" svg:viewBox="0 0 0 7801" svg:d="M0 7801v-54M0 0v54">
          <text:p/>
        </draw:path>
        <draw:line draw:style-name="gr3" draw:text-style-name="P1" draw:layer="layout" svg:x1="7.464cm" svg:y1="8.099cm" svg:x2="7.464cm" svg:y2="0.298cm">
          <text:p/>
        </draw:line>
        <draw:path draw:style-name="gr1" draw:text-style-name="P1" draw:layer="layout" svg:width="0cm" svg:height="7.8cm" svg:x="7.464cm" svg:y="0.298cm" svg:viewBox="0 0 0 7801" svg:d="M0 7801v-54M0 0v54">
          <text:p/>
        </draw:path>
        <draw:line draw:style-name="gr3" draw:text-style-name="P1" draw:layer="layout" svg:x1="7.755cm" svg:y1="8.099cm" svg:x2="7.755cm" svg:y2="0.298cm">
          <text:p/>
        </draw:line>
        <draw:path draw:style-name="gr1" draw:text-style-name="P1" draw:layer="layout" svg:width="0cm" svg:height="7.8cm" svg:x="7.755cm" svg:y="0.298cm" svg:viewBox="0 0 0 7801" svg:d="M0 7801v-54M0 0v54">
          <text:p/>
        </draw:path>
        <draw:line draw:style-name="gr3" draw:text-style-name="P1" draw:layer="layout" svg:x1="8.002cm" svg:y1="8.099cm" svg:x2="8.002cm" svg:y2="0.298cm">
          <text:p/>
        </draw:line>
        <draw:path draw:style-name="gr1" draw:text-style-name="P1" draw:layer="layout" svg:width="0cm" svg:height="7.8cm" svg:x="8.002cm" svg:y="0.298cm" svg:viewBox="0 0 0 7801" svg:d="M0 7801v-54M0 0v54">
          <text:p/>
        </draw:path>
        <draw:line draw:style-name="gr3" draw:text-style-name="P1" draw:layer="layout" svg:x1="8.216cm" svg:y1="8.099cm" svg:x2="8.216cm" svg:y2="0.298cm">
          <text:p/>
        </draw:line>
        <draw:path draw:style-name="gr1" draw:text-style-name="P1" draw:layer="layout" svg:width="0cm" svg:height="7.8cm" svg:x="8.216cm" svg:y="0.298cm" svg:viewBox="0 0 0 7801" svg:d="M0 7801v-54M0 0v54">
          <text:p/>
        </draw:path>
        <draw:line draw:style-name="gr3" draw:text-style-name="P1" draw:layer="layout" svg:x1="8.404cm" svg:y1="8.099cm" svg:x2="8.404cm" svg:y2="0.298cm">
          <text:p/>
        </draw:line>
        <draw:path draw:style-name="gr1" draw:text-style-name="P1" draw:layer="layout" svg:width="0cm" svg:height="7.8cm" svg:x="8.404cm" svg:y="0.298cm" svg:viewBox="0 0 0 7801" svg:d="M0 7801v-54M0 0v54">
          <text:p/>
        </draw:path>
        <draw:line draw:style-name="gr3" draw:text-style-name="P1" draw:layer="layout" svg:x1="8.572cm" svg:y1="8.099cm" svg:x2="8.572cm" svg:y2="0.298cm">
          <text:p/>
        </draw:line>
        <draw:path draw:style-name="gr1" draw:text-style-name="P1" draw:layer="layout" svg:width="0cm" svg:height="7.8cm" svg:x="8.572cm" svg:y="0.298cm" svg:viewBox="0 0 0 7801" svg:d="M0 7801v-111M0 0v111">
          <text:p/>
        </draw:path>
        <draw:frame draw:style-name="gr2" draw:text-style-name="P3" draw:layer="layout" svg:width="0.544cm" svg:height="0.272cm" svg:x="4.651cm" svg:y="8.206cm">
          <draw:text-box>
            <text:p text:style-name="P2"><text:span text:style-name="T1">1000</text:span></text:p>
          </draw:text-box>
        </draw:frame>
        <draw:line draw:style-name="gr3" draw:text-style-name="P1" draw:layer="layout" svg:x1="9.68cm" svg:y1="8.099cm" svg:x2="9.68cm" svg:y2="0.298cm">
          <text:p/>
        </draw:line>
        <draw:path draw:style-name="gr1" draw:text-style-name="P1" draw:layer="layout" svg:width="0cm" svg:height="7.8cm" svg:x="9.68cm" svg:y="0.298cm" svg:viewBox="0 0 0 7801" svg:d="M0 7801v-54M0 0v54">
          <text:p/>
        </draw:path>
        <draw:path draw:style-name="gr3" draw:text-style-name="P1" draw:layer="layout" svg:width="0cm" svg:height="7.8cm" svg:x="10.329cm" svg:y="0.298cm" svg:viewBox="0 0 0 7801" svg:d="M0 7801v-7443M0 111v-111">
          <text:p/>
        </draw:path>
        <draw:path draw:style-name="gr1" draw:text-style-name="P1" draw:layer="layout" svg:width="0cm" svg:height="7.8cm" svg:x="10.329cm" svg:y="0.298cm" svg:viewBox="0 0 0 7801" svg:d="M0 7801v-54M0 0v54">
          <text:p/>
        </draw:path>
        <draw:path draw:style-name="gr3" draw:text-style-name="P1" draw:layer="layout" svg:width="0cm" svg:height="7.8cm" svg:x="10.787cm" svg:y="0.298cm" svg:viewBox="0 0 0 7801" svg:d="M0 7801v-7443M0 111v-111">
          <text:p/>
        </draw:path>
        <draw:path draw:style-name="gr1" draw:text-style-name="P1" draw:layer="layout" svg:width="0cm" svg:height="7.8cm" svg:x="10.787cm" svg:y="0.298cm" svg:viewBox="0 0 0 7801" svg:d="M0 7801v-54M0 0v54">
          <text:p/>
        </draw:path>
        <draw:path draw:style-name="gr3" draw:text-style-name="P1" draw:layer="layout" svg:width="0cm" svg:height="7.8cm" svg:x="11.145cm" svg:y="0.298cm" svg:viewBox="0 0 0 7801" svg:d="M0 7801v-7443M0 111v-111">
          <text:p/>
        </draw:path>
        <draw:path draw:style-name="gr1" draw:text-style-name="P1" draw:layer="layout" svg:width="0cm" svg:height="7.8cm" svg:x="11.145cm" svg:y="0.298cm" svg:viewBox="0 0 0 7801" svg:d="M0 7801v-54M0 0v54">
          <text:p/>
        </draw:path>
        <draw:path draw:style-name="gr3" draw:text-style-name="P1" draw:layer="layout" svg:width="0cm" svg:height="7.8cm" svg:x="11.437cm" svg:y="0.298cm" svg:viewBox="0 0 0 7801" svg:d="M0 7801v-7443M0 111v-111">
          <text:p/>
        </draw:path>
        <draw:path draw:style-name="gr1" draw:text-style-name="P1" draw:layer="layout" svg:width="0cm" svg:height="7.8cm" svg:x="11.437cm" svg:y="0.298cm" svg:viewBox="0 0 0 7801" svg:d="M0 7801v-54M0 0v54">
          <text:p/>
        </draw:path>
        <draw:path draw:style-name="gr3" draw:text-style-name="P1" draw:layer="layout" svg:width="0cm" svg:height="7.8cm" svg:x="11.683cm" svg:y="0.298cm" svg:viewBox="0 0 0 7801" svg:d="M0 7801v-7443M0 111v-111">
          <text:p/>
        </draw:path>
        <draw:path draw:style-name="gr1" draw:text-style-name="P1" draw:layer="layout" svg:width="0cm" svg:height="7.8cm" svg:x="11.683cm" svg:y="0.298cm" svg:viewBox="0 0 0 7801" svg:d="M0 7801v-54M0 0v54">
          <text:p/>
        </draw:path>
        <draw:path draw:style-name="gr3" draw:text-style-name="P1" draw:layer="layout" svg:width="0cm" svg:height="7.8cm" svg:x="11.897cm" svg:y="0.298cm" svg:viewBox="0 0 0 7801" svg:d="M0 7801v-7443M0 111v-111">
          <text:p/>
        </draw:path>
        <draw:path draw:style-name="gr1" draw:text-style-name="P1" draw:layer="layout" svg:width="0cm" svg:height="7.8cm" svg:x="11.897cm" svg:y="0.298cm" svg:viewBox="0 0 0 7801" svg:d="M0 7801v-54M0 0v54">
          <text:p/>
        </draw:path>
        <draw:path draw:style-name="gr3" draw:text-style-name="P1" draw:layer="layout" svg:width="0cm" svg:height="7.8cm" svg:x="12.086cm" svg:y="0.298cm" svg:viewBox="0 0 0 7801" svg:d="M0 7801v-7443M0 111v-111">
          <text:p/>
        </draw:path>
        <draw:path draw:style-name="gr1" draw:text-style-name="P1" draw:layer="layout" svg:width="0cm" svg:height="7.8cm" svg:x="12.086cm" svg:y="0.298cm" svg:viewBox="0 0 0 7801" svg:d="M0 7801v-54M0 0v54">
          <text:p/>
        </draw:path>
        <draw:line draw:style-name="gr3" draw:text-style-name="P1" draw:layer="layout" svg:x1="12.253cm" svg:y1="8.099cm" svg:x2="12.253cm" svg:y2="0.298cm">
          <text:p/>
        </draw:line>
        <draw:path draw:style-name="gr1" draw:text-style-name="P1" draw:layer="layout" svg:width="0cm" svg:height="7.8cm" svg:x="12.253cm" svg:y="0.298cm" svg:viewBox="0 0 0 7801" svg:d="M0 7801v-111M0 0v111">
          <text:p/>
        </draw:path>
        <draw:frame draw:style-name="gr2" draw:text-style-name="P3" draw:layer="layout" svg:width="0.679cm" svg:height="0.272cm" svg:x="8.264cm" svg:y="8.206cm">
          <draw:text-box>
            <text:p text:style-name="P2"><text:span text:style-name="T1">10000</text:span></text:p>
          </draw:text-box>
        </draw:frame>
        <draw:polygon draw:style-name="gr4" draw:text-style-name="P1" draw:layer="layout" svg:width="11.043cm" svg:height="7.801cm" svg:x="1.21cm" svg:y="0.298cm" svg:viewBox="0 0 11044 7802" draw:points="0,0 11044,0 11044,7802 0,7802">
          <text:p/>
        </draw:polygon>
        <draw:frame draw:style-name="gr2" draw:text-style-name="P3" draw:layer="layout" svg:width="0.815cm" svg:height="0.272cm" svg:x="11.876cm" svg:y="8.206cm">
          <draw:text-box>
            <text:p text:style-name="P2"><text:span text:style-name="T1">100000</text:span></text:p>
          </draw:text-box>
        </draw:frame>
        <draw:frame draw:style-name="gr2" draw:text-style-name="P3" draw:layer="layout" svg:width="1.365cm" svg:height="0.272cm" draw:transform="rotate (1.5707963267949) translate (0.056cm 5.531cm)">
          <draw:text-box>
            <text:p text:style-name="P2"><text:span text:style-name="T1">電流値 </text:span><text:span text:style-name="T1">[mA]</text:span></text:p>
          </draw:text-box>
        </draw:frame>
        <draw:frame draw:style-name="gr2" draw:text-style-name="P3" draw:layer="layout" svg:width="1.247cm" svg:height="0.272cm" svg:x="5.894cm" svg:y="8.576cm">
          <draw:text-box>
            <text:p text:style-name="P2"><text:span text:style-name="T2">周波数 </text:span><text:span text:style-name="T1">[Hz]</text:span></text:p>
          </draw:text-box>
        </draw:frame>
        <draw:path draw:style-name="gr5" draw:text-style-name="P1" draw:layer="layout" svg:width="8.47cm" svg:height="7.366cm" svg:x="3.783cm" svg:y="0.532cm" svg:viewBox="0 0 8471 7367" svg:d="M7471 0h704M0 7367l291-79 461-136 357-175 1108-850 649-935 245-455 213-584 189-241 169-446 291-480 461-663 356-368 1108-644 649-203 458-101 358-56 292-42 460-52 356-31">
          <text:p/>
        </draw:path>
        <draw:polygon draw:style-name="gr4" draw:text-style-name="P1" draw:layer="layout" svg:width="11.043cm" svg:height="7.801cm" svg:x="1.21cm" svg:y="0.298cm" svg:viewBox="0 0 11044 7802" draw:points="0,0 11044,0 11044,7802 0,7802">
          <text:p/>
        </draw:polygon>
        <draw:frame draw:style-name="gr2" draw:text-style-name="P3" draw:layer="layout" svg:width="0.95cm" svg:height="0.268cm" svg:x="10.22cm" svg:y="0.392cm">
          <draw:text-box>
            <text:p text:style-name="P2"><text:span text:style-name="T2">実験</text:span><text:span text:style-name="T2">1</text:span><text:span text:style-name="T3">(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/>
    <style:font-face style:name="游ゴシック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stroke-dash16" draw:style="rect" draw:dots1="1" draw:dots1-length="0.017cm" draw:distance="0.035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1cm" fo:margin-left="0cm" fo:margin-right="0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18T12:38:29.475000000</dc:date>
    <meta:editing-duration>PT1M56S</meta:editing-duration>
    <meta:editing-cycles>1</meta:editing-cycles>
    <meta:document-statistic meta:object-count="82"/>
    <meta:generator>LibreOffice/5.3.3.2$Windows_x86 LibreOffice_project/3d9a8b4b4e538a85e0782bd6c2d430bafe583448</meta:generator>
  </office:meta>
</office:document-meta>
</file>